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2.1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### Modul</text:p>
          </table:table-cell>
          <table:table-cell office:value-type="string" calcext:value-type="string">
            <text:p>e positions - cre</text:p>
          </table:table-cell>
          <table:table-cell office:value-type="string" calcext:value-type="string">
            <text:p>ated on Mon 16 Feb</text:p>
          </table:table-cell>
          <table:table-cell table:style-name="ce1" office:value-type="string" calcext:value-type="string">
            <text:p><text:s/>2015 20:08</text:p>
          </table:table-cell>
          <table:table-cell office:value-type="string" calcext:value-type="string">
            <text:p>:49 CET ###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### Print</text:p>
          </table:table-cell>
          <table:table-cell office:value-type="string" calcext:value-type="string">
            <text:p>ed by Pcbnew vers</text:p>
          </table:table-cell>
          <table:table-cell office:value-type="string" calcext:value-type="string">
            <text:p>ion kicad (2015-01</text:p>
          </table:table-cell>
          <table:table-cell office:value-type="string" calcext:value-type="string">
            <text:p>-19 BZR 538</text:p>
          </table:table-cell>
          <table:table-cell office:value-type="string" calcext:value-type="string">
            <text:p>0)-produc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## Unit =</text:p>
          </table:table-cell>
          <table:table-cell office:value-type="string" calcext:value-type="string">
            <text:p><text:s/>mm, Angle = deg.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## Side :</text:p>
          </table:table-cell>
          <table:table-cell office:value-type="string" calcext:value-type="string">
            <text:p><text:s/>All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# 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<text:s text:c="4"/>Package</text:p>
          </table:table-cell>
          <table:table-cell office:value-type="string" calcext:value-type="string">
            <text:p><text:s text:c="2"/>PosX</text:p>
          </table:table-cell>
          <table:table-cell office:value-type="string" calcext:value-type="string">
            <text:p><text:s text:c="2"/>PosY</text:p>
          </table:table-cell>
          <table:table-cell office:value-type="string" calcext:value-type="string">
            <text:p><text:s/>Rot</text:p>
          </table:table-cell>
          <table:table-cell office:value-type="string" calcext:value-type="string">
            <text:p>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_1206</text:p>
          </table:table-cell>
          <table:table-cell office:value-type="float" office:value="159.766" calcext:value-type="float">
            <text:p>159.766</text:p>
          </table:table-cell>
          <table:table-cell office:value-type="float" office:value="-68.58" calcext:value-type="float">
            <text:p>-68.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6]; [Sheet2.$A$2:Sheet2.$D$35]; 3; 0)" office:value-type="string" office:string-value="Farnell" calcext:value-type="string">
            <text:p>Farnell</text:p>
          </table:table-cell>
          <table:table-cell table:formula="of:=VLOOKUP([.$A6]; [Sheet2.$A$2:Sheet2.$D$35]; 4; 0)" office:value-type="float" office:value="1759341" calcext:value-type="float">
            <text:p>1759341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_1206</text:p>
          </table:table-cell>
          <table:table-cell office:value-type="float" office:value="159.639" calcext:value-type="float">
            <text:p>159.639</text:p>
          </table:table-cell>
          <table:table-cell office:value-type="float" office:value="-61.722" calcext:value-type="float">
            <text:p>-61.7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7]; [Sheet2.$A$2:Sheet2.$D$35]; 3; 0)" office:value-type="string" office:string-value="Farnell" calcext:value-type="string">
            <text:p>Farnell</text:p>
          </table:table-cell>
          <table:table-cell table:formula="of:=VLOOKUP([.$A7]; [Sheet2.$A$2:Sheet2.$D$35]; 4; 0)" office:value-type="float" office:value="1759341" calcext:value-type="float">
            <text:p>1759341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</text:p>
          </table:table-cell>
          <table:table-cell office:value-type="float" office:value="174.117" calcext:value-type="float">
            <text:p>174.117</text:p>
          </table:table-cell>
          <table:table-cell office:value-type="float" office:value="-49.403" calcext:value-type="float">
            <text:p>-49.40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.Cu</text:p>
          </table:table-cell>
          <table:table-cell table:formula="of:=VLOOKUP([.$A8]; [Sheet2.$A$2:Sheet2.$D$35]; 3; 0)" office:value-type="string" office:string-value="Farnell" calcext:value-type="string">
            <text:p>Farnell</text:p>
          </table:table-cell>
          <table:table-cell table:formula="of:=VLOOKUP([.$A8]; [Sheet2.$A$2:Sheet2.$D$35]; 4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1206</text:p>
          </table:table-cell>
          <table:table-cell office:value-type="float" office:value="166.706" calcext:value-type="float">
            <text:p>166.706</text:p>
          </table:table-cell>
          <table:table-cell office:value-type="float" office:value="-54.5" calcext:value-type="float">
            <text:p>-54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9]; [Sheet2.$A$2:Sheet2.$D$35]; 3; 0)" office:value-type="string" office:string-value="Farnell" calcext:value-type="string">
            <text:p>Farnell</text:p>
          </table:table-cell>
          <table:table-cell table:formula="of:=VLOOKUP([.$A9]; [Sheet2.$A$2:Sheet2.$D$35]; 4; 0)" office:value-type="float" office:value="2310423" calcext:value-type="float">
            <text:p>2310423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</text:p>
          </table:table-cell>
          <table:table-cell office:value-type="float" office:value="172.466" calcext:value-type="float">
            <text:p>172.466</text:p>
          </table:table-cell>
          <table:table-cell office:value-type="float" office:value="-65.659" calcext:value-type="float">
            <text:p>-65.6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10]; [Sheet2.$A$2:Sheet2.$D$35]; 3; 0)" office:value-type="string" office:string-value="Farnell" calcext:value-type="string">
            <text:p>Farnell</text:p>
          </table:table-cell>
          <table:table-cell table:formula="of:=VLOOKUP([.$A10]; [Sheet2.$A$2:Sheet2.$D$35]; 4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1206</text:p>
          </table:table-cell>
          <table:table-cell office:value-type="float" office:value="169" calcext:value-type="float">
            <text:p>169</text:p>
          </table:table-cell>
          <table:table-cell office:value-type="float" office:value="-50" calcext:value-type="float">
            <text:p>-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11]; [Sheet2.$A$2:Sheet2.$D$35]; 3; 0)" office:value-type="string" office:string-value="Farnell" calcext:value-type="string">
            <text:p>Farnell</text:p>
          </table:table-cell>
          <table:table-cell table:formula="of:=VLOOKUP([.$A11]; [Sheet2.$A$2:Sheet2.$D$35]; 4; 0)" office:value-type="float" office:value="2310423" calcext:value-type="float">
            <text:p>2310423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</text:p>
          </table:table-cell>
          <table:table-cell office:value-type="float" office:value="181.483" calcext:value-type="float">
            <text:p>181.483</text:p>
          </table:table-cell>
          <table:table-cell office:value-type="float" office:value="-49.403" calcext:value-type="float">
            <text:p>-49.40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.Cu</text:p>
          </table:table-cell>
          <table:table-cell table:formula="of:=VLOOKUP([.$A12]; [Sheet2.$A$2:Sheet2.$D$35]; 3; 0)" office:value-type="string" office:string-value="Farnell" calcext:value-type="string">
            <text:p>Farnell</text:p>
          </table:table-cell>
          <table:table-cell table:formula="of:=VLOOKUP([.$A12]; [Sheet2.$A$2:Sheet2.$D$35]; 4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</text:p>
          </table:table-cell>
          <table:table-cell office:value-type="float" office:value="184.277" calcext:value-type="float">
            <text:p>184.277</text:p>
          </table:table-cell>
          <table:table-cell office:value-type="float" office:value="-48.514" calcext:value-type="float">
            <text:p>-48.5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13]; [Sheet2.$A$2:Sheet2.$D$35]; 3; 0)" office:value-type="string" office:string-value="Farnell" calcext:value-type="string">
            <text:p>Farnell</text:p>
          </table:table-cell>
          <table:table-cell table:formula="of:=VLOOKUP([.$A13]; [Sheet2.$A$2:Sheet2.$D$35]; 4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1206</text:p>
          </table:table-cell>
          <table:table-cell office:value-type="float" office:value="183.5" calcext:value-type="float">
            <text:p>183.5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14]; [Sheet2.$A$2:Sheet2.$D$35]; 3; 0)" office:value-type="string" office:string-value="Farnell" calcext:value-type="string">
            <text:p>Farnell</text:p>
          </table:table-cell>
          <table:table-cell table:formula="of:=VLOOKUP([.$A14]; [Sheet2.$A$2:Sheet2.$D$35]; 4; 0)" office:value-type="float" office:value="1759350" calcext:value-type="float">
            <text:p>1759350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1206</text:p>
          </table:table-cell>
          <table:table-cell office:value-type="float" office:value="179.578" calcext:value-type="float">
            <text:p>179.578</text:p>
          </table:table-cell>
          <table:table-cell office:value-type="float" office:value="-34.798" calcext:value-type="float">
            <text:p>-34.79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.Cu</text:p>
          </table:table-cell>
          <table:table-cell table:formula="of:=VLOOKUP([.$A15]; [Sheet2.$A$2:Sheet2.$D$35]; 3; 0)" office:value-type="string" office:string-value="Farnell" calcext:value-type="string">
            <text:p>Farnell</text:p>
          </table:table-cell>
          <table:table-cell table:formula="of:=VLOOKUP([.$A15]; [Sheet2.$A$2:Sheet2.$D$35]; 4; 0)" office:value-type="float" office:value="1759454" calcext:value-type="float">
            <text:p>1759454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1206</text:p>
          </table:table-cell>
          <table:table-cell office:value-type="float" office:value="181.229" calcext:value-type="float">
            <text:p>181.229</text:p>
          </table:table-cell>
          <table:table-cell office:value-type="float" office:value="-43.688" calcext:value-type="float">
            <text:p>-43.68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16]; [Sheet2.$A$2:Sheet2.$D$35]; 3; 0)" office:value-type="string" office:string-value="Farnell" calcext:value-type="string">
            <text:p>Farnell</text:p>
          </table:table-cell>
          <table:table-cell table:formula="of:=VLOOKUP([.$A16]; [Sheet2.$A$2:Sheet2.$D$35]; 4; 0)" office:value-type="float" office:value="1759454" calcext:value-type="float">
            <text:p>1759454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_1206</text:p>
          </table:table-cell>
          <table:table-cell table:style-name="ce1" office:value-type="string" calcext:value-type="string">
            <text:p>198.6280 <text:s/>-</text:p>
          </table:table-cell>
          <table:table-cell office:value-type="float" office:value="102.362" calcext:value-type="float">
            <text:p>102.3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17]; [Sheet2.$A$2:Sheet2.$D$35]; 3; 0)" office:value-type="string" office:string-value="Farnell" calcext:value-type="string">
            <text:p>Farnell</text:p>
          </table:table-cell>
          <table:table-cell table:formula="of:=VLOOKUP([.$A17]; [Sheet2.$A$2:Sheet2.$D$35]; 4; 0)" office:value-type="float" office:value="1759454" calcext:value-type="float">
            <text:p>1759454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_1206</text:p>
          </table:table-cell>
          <table:table-cell office:value-type="float" office:value="202.901" calcext:value-type="float">
            <text:p>202.901</text:p>
          </table:table-cell>
          <table:table-cell office:value-type="float" office:value="-96.077" calcext:value-type="float">
            <text:p>-96.0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18]; [Sheet2.$A$2:Sheet2.$D$35]; 3; 0)" office:value-type="string" office:string-value="Farnell" calcext:value-type="string">
            <text:p>Farnell</text:p>
          </table:table-cell>
          <table:table-cell table:formula="of:=VLOOKUP([.$A18]; [Sheet2.$A$2:Sheet2.$D$35]; 4; 0)" office:value-type="float" office:value="1759454" calcext:value-type="float">
            <text:p>1759454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1206</text:p>
          </table:table-cell>
          <table:table-cell office:value-type="float" office:value="211.328" calcext:value-type="float">
            <text:p>211.328</text:p>
          </table:table-cell>
          <table:table-cell office:value-type="float" office:value="-93.472" calcext:value-type="float">
            <text:p>-93.4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19]; [Sheet2.$A$2:Sheet2.$D$35]; 3; 0)" office:value-type="string" office:string-value="Farnell" calcext:value-type="string">
            <text:p>Farnell</text:p>
          </table:table-cell>
          <table:table-cell table:formula="of:=VLOOKUP([.$A19]; [Sheet2.$A$2:Sheet2.$D$35]; 4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1206</text:p>
          </table:table-cell>
          <table:table-cell office:value-type="float" office:value="162.687" calcext:value-type="float">
            <text:p>162.687</text:p>
          </table:table-cell>
          <table:table-cell office:value-type="float" office:value="-57.785" calcext:value-type="float">
            <text:p>-57.7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0]; [Sheet2.$A$2:Sheet2.$D$35]; 3; 0)" office:value-type="string" office:string-value="Farnell" calcext:value-type="string">
            <text:p>Farnell</text:p>
          </table:table-cell>
          <table:table-cell table:formula="of:=VLOOKUP([.$A20]; [Sheet2.$A$2:Sheet2.$D$35]; 4; 0)" office:value-type="float" office:value="2129621" calcext:value-type="float">
            <text:p>212962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1206</text:p>
          </table:table-cell>
          <table:table-cell office:value-type="float" office:value="164.211" calcext:value-type="float">
            <text:p>164.211</text:p>
          </table:table-cell>
          <table:table-cell office:value-type="float" office:value="-62.357" calcext:value-type="float">
            <text:p>-62.3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1]; [Sheet2.$A$2:Sheet2.$D$35]; 3; 0)" office:value-type="string" office:string-value="Farnell" calcext:value-type="string">
            <text:p>Farnell</text:p>
          </table:table-cell>
          <table:table-cell table:formula="of:=VLOOKUP([.$A21]; [Sheet2.$A$2:Sheet2.$D$35]; 4; 0)" office:value-type="float" office:value="2129621" calcext:value-type="float">
            <text:p>212962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86.182" calcext:value-type="float">
            <text:p>186.182</text:p>
          </table:table-cell>
          <table:table-cell office:value-type="float" office:value="-60.96" calcext:value-type="float">
            <text:p>-60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2]; [Sheet2.$A$2:Sheet2.$D$35]; 3; 0)" office:value-type="string" office:string-value="Farnell" calcext:value-type="string">
            <text:p>Farnell</text:p>
          </table:table-cell>
          <table:table-cell table:formula="of:=VLOOKUP([.$A22]; [Sheet2.$A$2:Sheet2.$D$35]; 4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1206</text:p>
          </table:table-cell>
          <table:table-cell office:value-type="float" office:value="179.324" calcext:value-type="float">
            <text:p>179.324</text:p>
          </table:table-cell>
          <table:table-cell office:value-type="float" office:value="-76.454" calcext:value-type="float">
            <text:p>-76.4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23]; [Sheet2.$A$2:Sheet2.$D$35]; 3; 0)" office:value-type="string" office:string-value="Farnell" calcext:value-type="string">
            <text:p>Farnell</text:p>
          </table:table-cell>
          <table:table-cell table:formula="of:=VLOOKUP([.$A23]; [Sheet2.$A$2:Sheet2.$D$35]; 4; 0)" office:value-type="float" office:value="2129810" calcext:value-type="float">
            <text:p>212981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1206</text:p>
          </table:table-cell>
          <table:table-cell office:value-type="float" office:value="179.324" calcext:value-type="float">
            <text:p>179.324</text:p>
          </table:table-cell>
          <table:table-cell office:value-type="float" office:value="-88.138" calcext:value-type="float">
            <text:p>-88.1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24]; [Sheet2.$A$2:Sheet2.$D$35]; 3; 0)" office:value-type="string" office:string-value="Farnell" calcext:value-type="string">
            <text:p>Farnell</text:p>
          </table:table-cell>
          <table:table-cell table:formula="of:=VLOOKUP([.$A24]; [Sheet2.$A$2:Sheet2.$D$35]; 4; 0)" office:value-type="float" office:value="2129783" calcext:value-type="float">
            <text:p>2129783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76" calcext:value-type="float">
            <text:p>176</text:p>
          </table:table-cell>
          <table:table-cell office:value-type="float" office:value="-82.5" calcext:value-type="float">
            <text:p>-82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25]; [Sheet2.$A$2:Sheet2.$D$35]; 3; 0)" office:value-type="string" office:string-value="Farnell" calcext:value-type="string">
            <text:p>Farnell</text:p>
          </table:table-cell>
          <table:table-cell table:formula="of:=VLOOKUP([.$A25]; [Sheet2.$A$2:Sheet2.$D$35]; 4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-87.67" calcext:value-type="float">
            <text:p>-87.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6]; [Sheet2.$A$2:Sheet2.$D$35]; 3; 0)" office:value-type="string" office:string-value="Farnell" calcext:value-type="string">
            <text:p>Farnell</text:p>
          </table:table-cell>
          <table:table-cell table:formula="of:=VLOOKUP([.$A26]; [Sheet2.$A$2:Sheet2.$D$35]; 4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202.746" calcext:value-type="float">
            <text:p>202.746</text:p>
          </table:table-cell>
          <table:table-cell office:value-type="float" office:value="-91.67" calcext:value-type="float">
            <text:p>-91.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7]; [Sheet2.$A$2:Sheet2.$D$35]; 3; 0)" office:value-type="string" office:string-value="Farnell" calcext:value-type="string">
            <text:p>Farnell</text:p>
          </table:table-cell>
          <table:table-cell table:formula="of:=VLOOKUP([.$A27]; [Sheet2.$A$2:Sheet2.$D$35]; 4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-73.199" calcext:value-type="float">
            <text:p>-73.1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8]; [Sheet2.$A$2:Sheet2.$D$35]; 3; 0)" office:value-type="string" office:string-value="Farnell" calcext:value-type="string">
            <text:p>Farnell</text:p>
          </table:table-cell>
          <table:table-cell table:formula="of:=VLOOKUP([.$A28]; [Sheet2.$A$2:Sheet2.$D$35]; 4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202.746" calcext:value-type="float">
            <text:p>202.746</text:p>
          </table:table-cell>
          <table:table-cell office:value-type="float" office:value="-77.199" calcext:value-type="float">
            <text:p>-77.1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9]; [Sheet2.$A$2:Sheet2.$D$35]; 3; 0)" office:value-type="string" office:string-value="Farnell" calcext:value-type="string">
            <text:p>Farnell</text:p>
          </table:table-cell>
          <table:table-cell table:formula="of:=VLOOKUP([.$A29]; [Sheet2.$A$2:Sheet2.$D$35]; 4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-80.199" calcext:value-type="float">
            <text:p>-80.1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0]; [Sheet2.$A$2:Sheet2.$D$35]; 3; 0)" office:value-type="string" office:string-value="Farnell" calcext:value-type="string">
            <text:p>Farnell</text:p>
          </table:table-cell>
          <table:table-cell table:formula="of:=VLOOKUP([.$A30]; [Sheet2.$A$2:Sheet2.$D$35]; 4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202.746" calcext:value-type="float">
            <text:p>202.746</text:p>
          </table:table-cell>
          <table:table-cell office:value-type="float" office:value="-84.199" calcext:value-type="float">
            <text:p>-84.1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1]; [Sheet2.$A$2:Sheet2.$D$35]; 3; 0)" office:value-type="string" office:string-value="Farnell" calcext:value-type="string">
            <text:p>Farnell</text:p>
          </table:table-cell>
          <table:table-cell table:formula="of:=VLOOKUP([.$A31]; [Sheet2.$A$2:Sheet2.$D$35]; 4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M5122</text:p>
          </table:table-cell>
          <table:table-cell office:value-type="string" calcext:value-type="string">
            <text:p>TSSOP-28_4.4x9.7</text:p>
          </table:table-cell>
          <table:table-cell office:value-type="float" office:value="178.5" calcext:value-type="float">
            <text:p>178.5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32]; [Sheet2.$A$2:Sheet2.$D$35]; 3; 0)" office:value-type="string" office:string-value="Farnell" calcext:value-type="string">
            <text:p>Farnell</text:p>
          </table:table-cell>
          <table:table-cell table:formula="of:=VLOOKUP([.$A32]; [Sheet2.$A$2:Sheet2.$D$35]; 4; 0)" office:value-type="float" office:value="2307931" calcext:value-type="float">
            <text:p>230793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L717</text:p>
          </table:table-cell>
          <table:table-cell office:value-type="string" calcext:value-type="string">
            <text:p>SOIC-16_3.9x9.9m</text:p>
          </table:table-cell>
          <table:table-cell office:value-type="float" office:value="191" calcext:value-type="float">
            <text:p>191</text:p>
          </table:table-cell>
          <table:table-cell office:value-type="float" office:value="-70" calcext:value-type="float">
            <text:p>-7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3]; [Sheet2.$A$2:Sheet2.$D$35]; 3; 0)" office:value-type="string" office:string-value="Farnell" calcext:value-type="string">
            <text:p>Farnell</text:p>
          </table:table-cell>
          <table:table-cell table:formula="of:=VLOOKUP([.$A33]; [Sheet2.$A$2:Sheet2.$D$35]; 4; 0)" office:value-type="float" office:value="9570659" calcext:value-type="float">
            <text:p>9570659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L715</text:p>
          </table:table-cell>
          <table:table-cell office:value-type="string" calcext:value-type="string">
            <text:p>SOIC-16_3.9x9.9m</text:p>
          </table:table-cell>
          <table:table-cell office:value-type="float" office:value="191" calcext:value-type="float">
            <text:p>191</text:p>
          </table:table-cell>
          <table:table-cell office:value-type="float" office:value="-51.5" calcext:value-type="float">
            <text:p>-51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4]; [Sheet2.$A$2:Sheet2.$D$35]; 3; 0)" office:value-type="string" office:string-value="Farnell" calcext:value-type="string">
            <text:p>Farnell</text:p>
          </table:table-cell>
          <table:table-cell table:formula="of:=VLOOKUP([.$A34]; [Sheet2.$A$2:Sheet2.$D$35]; 4; 0)" office:value-type="float" office:value="9570632" calcext:value-type="float">
            <text:p>9570632</text:p>
          </table:table-cell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SOT-23-5</text:p>
          </table:table-cell>
          <table:table-cell office:value-type="float" office:value="179.451" calcext:value-type="float">
            <text:p>179.451</text:p>
          </table:table-cell>
          <table:table-cell office:value-type="float" office:value="-39.878" calcext:value-type="float">
            <text:p>-39.8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5]; [Sheet2.$A$2:Sheet2.$D$35]; 3; 0)" office:value-type="string" office:string-value="Digikey" calcext:value-type="string">
            <text:p>Digikey</text:p>
          </table:table-cell>
          <table:table-cell table:formula="of:=VLOOKUP([.$A35]; [Sheet2.$A$2:Sheet2.$D$35]; 4; 0)" office:value-type="string" office:string-value="296-38557-1-ND" calcext:value-type="string">
            <text:p>296-38557-1-ND</text:p>
          </table:table-cell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SOT-23-5</text:p>
          </table:table-cell>
          <table:table-cell table:style-name="ce1" office:value-type="string" calcext:value-type="string">
            <text:p>202.1840 <text:s/>-</text:p>
          </table:table-cell>
          <table:table-cell office:value-type="float" office:value="100.584" calcext:value-type="float">
            <text:p>100.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36]; [Sheet2.$A$2:Sheet2.$D$35]; 3; 0)" office:value-type="string" office:string-value="Digikey" calcext:value-type="string">
            <text:p>Digikey</text:p>
          </table:table-cell>
          <table:table-cell table:formula="of:=VLOOKUP([.$A36]; [Sheet2.$A$2:Sheet2.$D$35]; 4; 0)" office:value-type="string" office:string-value="296-38557-1-ND" calcext:value-type="string">
            <text:p>296-38557-1-ND</text:p>
          </table:table-cell>
        </table:table-row>
        <table:table-row table:style-name="ro1">
          <table:table-cell office:value-type="string" calcext:value-type="string">
            <text:p>## End</text:p>
          </table:table-cell>
          <table:table-cell table:number-columns-repeated="6"/>
          <table:table-cell table:style-name="Default" table:number-columns-repeated="2"/>
        </table:table-row>
      </table:table>
      <table:table table:name="Sheet2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PART NO.</text:p>
          </table:table-cell>
          <table:table-cell office:value-type="string" calcext:value-type="string">
            <text:p><text:s/>Comment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Farnell</text:p>
          </table:table-cell>
          <table:table-cell office:value-type="float" office:value="2129810" calcext:value-type="float">
            <text:p>2129810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Farnell</text:p>
          </table:table-cell>
          <table:table-cell office:value-type="float" office:value="1759350" calcext:value-type="float">
            <text:p>1759350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Farnell</text:p>
          </table:table-cell>
          <table:table-cell office:value-type="float" office:value="1759341" calcext:value-type="float">
            <text:p>175934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Farnell</text:p>
          </table:table-cell>
          <table:table-cell office:value-type="float" office:value="1759341" calcext:value-type="float">
            <text:p>175934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Farnell</text:p>
          </table:table-cell>
          <table:table-cell office:value-type="float" office:value="2310423" calcext:value-type="float">
            <text:p>231042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Farnell</text:p>
          </table:table-cell>
          <table:table-cell office:value-type="float" office:value="2310423" calcext:value-type="float">
            <text:p>231042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Farnell</text:p>
          </table:table-cell>
          <table:table-cell office:value-type="float" office:value="2129621" calcext:value-type="float">
            <text:p>212962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Farnell</text:p>
          </table:table-cell>
          <table:table-cell office:value-type="float" office:value="2129621" calcext:value-type="float">
            <text:p>212962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Farnell</text:p>
          </table:table-cell>
          <table:table-cell office:value-type="float" office:value="2129783" calcext:value-type="float">
            <text:p>212978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L715</text:p>
          </table:table-cell>
          <table:table-cell office:value-type="string" calcext:value-type="string">
            <text:p>Farnell</text:p>
          </table:table-cell>
          <table:table-cell office:value-type="float" office:value="9570632" calcext:value-type="float">
            <text:p>9570632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L717</text:p>
          </table:table-cell>
          <table:table-cell office:value-type="string" calcext:value-type="string">
            <text:p>Farnell</text:p>
          </table:table-cell>
          <table:table-cell office:value-type="float" office:value="9570659" calcext:value-type="float">
            <text:p>9570659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8557-1-ND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8557-1-ND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M5122</text:p>
          </table:table-cell>
          <table:table-cell office:value-type="string" calcext:value-type="string">
            <text:p>Farnell</text:p>
          </table:table-cell>
          <table:table-cell office:value-type="float" office:value="2307931" calcext:value-type="float">
            <text:p>2307931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20:49:32.111651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6T22:19:38.251955704</dc:date>
    <dc:creator>bastien </dc:creator>
    <meta:editing-duration>PT1H17M16S</meta:editing-duration>
    <meta:editing-cycles>12</meta:editing-cycles>
    <meta:document-statistic meta:table-count="2" meta:cell-count="468" meta:object-count="0"/>
  </office:meta>
</office:document-meta>
</file>